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0000000100000001013AC642F.gif" manifest:media-type="image/gif"/>
  <manifest:file-entry manifest:full-path="Pictures/1000020000000010000000106F0F5B92.gif" manifest:media-type="image/gif"/>
  <manifest:file-entry manifest:full-path="Pictures/100002000000001000000010431ADE2B.gif" manifest:media-type="image/gif"/>
  <manifest:file-entry manifest:full-path="Pictures/100002000000001000000010302E65CF.gif" manifest:media-type="image/gif"/>
  <manifest:file-entry manifest:full-path="Pictures/100002000000001000000010A1AD9DE2.gif" manifest:media-type="image/gif"/>
  <manifest:file-entry manifest:full-path="Pictures/100002000000001000000010FBC8CF66.gif" manifest:media-type="image/gif"/>
  <manifest:file-entry manifest:full-path="Pictures/100002000000001000000010C6BEFEA3.gif" manifest:media-type="image/gif"/>
  <manifest:file-entry manifest:full-path="Pictures/100002000000001000000010BC462201.gif" manifest:media-type="image/gif"/>
  <manifest:file-entry manifest:full-path="Pictures/1000020000000010000000107415E146.gif" manifest:media-type="image/gif"/>
  <manifest:file-entry manifest:full-path="Pictures/1000020000000010000000103AC92D2B.gif" manifest:media-type="image/gif"/>
  <manifest:file-entry manifest:full-path="Pictures/1000020000000010000000106FD83235.gif" manifest:media-type="image/gif"/>
  <manifest:file-entry manifest:full-path="Pictures/1000020000000010000000106FFF1202.gif" manifest:media-type="image/gif"/>
  <manifest:file-entry manifest:full-path="Pictures/1000020000000010000000102C10A857.gif" manifest:media-type="image/gif"/>
  <manifest:file-entry manifest:full-path="Pictures/1000020000000010000000105CDCB473.gif" manifest:media-type="image/gif"/>
  <manifest:file-entry manifest:full-path="Pictures/100002000000001000000010E7EA688F.gif" manifest:media-type="image/gif"/>
  <manifest:file-entry manifest:full-path="Pictures/10000000000000F40000006E5EEE93D4.gif" manifest:media-type="image/gif"/>
  <manifest:file-entry manifest:full-path="Pictures/100002000000001000000010A25BB826.gif" manifest:media-type="image/gif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Arial2" svg:font-family="Arial" style:font-adornments="Norm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3" svg:font-family="Arial" style:font-adornments="Normal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objectwithoutfill">
      <style:graphic-properties svg:stroke-width="0.1cm" svg:stroke-color="#ff0000" draw:marker-start-width="0.6cm" draw:marker-end="Arrow" draw:marker-end-width="0.6cm" draw:fill="none" draw:textarea-horizontal-align="center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4.25cm"/>
    </style:style>
    <style:style style:name="pr1" style:family="presentation" style:parent-style-name="simple-title">
      <style:graphic-properties draw:auto-grow-height="true" fo:min-height="3.507cm"/>
    </style:style>
    <style:style style:name="pr2" style:family="presentation" style:parent-style-name="simple-subtitle">
      <style:graphic-properties draw:fill-color="#ffffff" draw:textarea-vertical-align="top" draw:auto-grow-height="true" fo:min-height="2.5cm"/>
    </style:style>
    <style:style style:name="pr3" style:family="presentation" style:parent-style-name="simple-notes">
      <style:graphic-properties draw:fill-color="#ffffff" fo:min-height="13.114cm"/>
    </style:style>
    <style:style style:name="pr4" style:family="presentation" style:parent-style-name="Default_20_1-title">
      <style:graphic-properties fo:min-height="3.506cm"/>
    </style:style>
    <style:style style:name="pr5" style:family="presentation" style:parent-style-name="Default_20_1-outline1">
      <style:graphic-properties fo:min-height="11.93cm"/>
    </style:style>
    <style:style style:name="pr6" style:family="presentation" style:parent-style-name="Default_20_1-notes">
      <style:graphic-properties draw:fill-color="#ffffff" fo:min-height="13.364cm"/>
    </style:style>
    <style:style style:name="pr7" style:family="presentation" style:parent-style-name="Default_20_1-title">
      <style:graphic-properties draw:auto-grow-height="true" fo:min-height="3.507cm"/>
    </style:style>
    <style:style style:name="pr8" style:family="presentation" style:parent-style-name="Default_20_1-outline1">
      <style:graphic-properties fo:min-height="13.61cm"/>
    </style:style>
    <style:style style:name="pr9" style:family="presentation" style:parent-style-name="Default_20_1-notes">
      <style:graphic-properties draw:fill-color="#ffffff" fo:min-height="13.114cm"/>
    </style:style>
    <style:style style:name="P1" style:family="paragraph">
      <style:text-properties fo:color="#808080" style:text-outline="false" fo:text-shadow="1pt 1pt" style:font-relief="none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margin-left="1.2cm" fo:margin-right="0cm" fo:text-indent="0cm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text-properties fo:font-style="normal"/>
    </style:style>
    <style:style style:name="P7" style:family="paragraph">
      <loext:graphic-properties draw:fill="none"/>
      <style:paragraph-properties fo:text-align="center"/>
      <style:text-properties fo:font-style="normal"/>
    </style:style>
    <style:style style:name="P8" style:family="paragraph">
      <style:text-properties fo:font-style="normal"/>
    </style:style>
    <style:style style:name="P9" style:family="paragraph">
      <loext:graphic-properties draw:fill="none" draw:fill-color="#ffffff"/>
      <style:text-properties fo:font-size="26pt" fo:font-style="normal" style:font-size-asian="26pt" style:font-size-complex="26pt"/>
    </style:style>
    <style:style style:name="P10" style:family="paragraph">
      <style:text-properties fo:font-size="24pt" style:font-size-asian="24pt" style:font-size-complex="24pt"/>
    </style:style>
    <style:style style:name="P11" style:family="paragraph">
      <loext:graphic-properties draw:fill="none" draw:fill-color="#ffffff"/>
      <style:text-properties fo:font-size="24pt" fo:font-style="normal" style:font-size-asian="24pt" style:font-size-complex="24pt"/>
    </style:style>
    <style:style style:name="T1" style:family="text">
      <style:text-properties fo:color="#808080" style:text-outline="false" fo:text-shadow="1pt 1pt" style:font-relief="none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style:text-position="super 58%"/>
    </style:style>
    <style:style style:name="T4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ffffff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ffffff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ffffff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ffffff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Peter Reutemann</presentation:footer-decl>
      <presentation:date-time-decl presentation:name="dtd1" presentation:source="fixed">10/08/2015</presentation:date-time-decl>
      <draw:page draw:name="page1" draw:style-name="dp1" draw:master-page-name="simpl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507cm" svg:x="1.6cm" svg:y="5.537cm" presentation:class="title" presentation:user-transformed="true">
          <draw:text-box>
            <text:p><text:span text:style-name="T1">Big Data with ADAMS</text:span></text:p>
          </draw:text-box>
        </draw:frame>
        <draw:frame presentation:style-name="pr2" draw:text-style-name="P2" draw:layer="layout" svg:width="25.199cm" svg:height="2.5cm" svg:x="1.6cm" svg:y="10cm" presentation:class="subtitle" presentation:user-transformed="true">
          <draw:text-box>
            <text:p>What the heck is ADAMS?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What is ADAMS?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3">
              <text:list-item>
                <text:p>Java, GPLv3</text:p>
              </text:list-item>
              <text:list-item>
                <text:p>Data mining: MOA, WEKA, MEKA, R</text:p>
              </text:list-item>
              <text:list-item>
                <text:p>Image and video processing</text:p>
              </text:list-item>
              <text:list-item>
                <text:p>Spreadsheets and databases</text:p>
              </text:list-item>
              <text:list-item>
                <text:p>Visualizations (plots, GIS)</text:p>
              </text:list-item>
              <text:list-item>
                <text:p>Scripting: Jython, Groovy</text:p>
              </text:list-item>
              <text:list-item>
                <text:p>..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507cm" svg:x="1.4cm" svg:y="0.837cm" presentation:class="title">
          <draw:text-box>
            <text:p>Flow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3">
              <text:list-item>
                <text:p>Actors arranged in tree, no connections</text:p>
              </text:list-item>
              <text:list-item>
                <text:p>Actor “handlers” nest other actors</text:p>
                <text:list>
                  <text:list-item>
                    <text:p>e.g., sequence of actors</text:p>
                  </text:list-item>
                </text:list>
              </text:list-item>
              <text:list-item>
                <text:p>Control actors control data flow</text:p>
                <text:list>
                  <text:list-item>
                    <text:p>e.g., branch, tee, if-then-else, switch</text:p>
                  </text:list-item>
                </text:list>
              </text:list-item>
              <text:list-item>
                <text:p>Input/output defines</text:p>
              </text:list-item>
              <text:list-item>
                <text:p text:style-name="P4"><text:span text:style-name="T2">standalone <text:s text:c="5"/>, source <text:s text:c="5"/>, transformer <text:s text:c="5"/>, sink <text:s text:c="4"/></text:span></text:p>
              </text:list-item>
            </text:list>
          </draw:text-box>
        </draw:frame>
        <draw:frame draw:style-name="gr2" draw:text-style-name="P5" draw:layer="layout" svg:width="1.207cm" svg:height="1.207cm" svg:x="8.6cm" svg:y="14.793cm">
          <draw:image xlink:href="Pictures/100002000000001000000010A25BB826.gif" xlink:type="simple" xlink:show="embed" xlink:actuate="onLoad">
            <text:p/>
          </draw:image>
        </draw:frame>
        <draw:frame draw:style-name="gr2" draw:text-style-name="P5" draw:layer="layout" svg:width="1.207cm" svg:height="1.207cm" svg:x="13.393cm" svg:y="14.792cm">
          <draw:image xlink:href="Pictures/1000020000000010000000105CDCB473.gif" xlink:type="simple" xlink:show="embed" xlink:actuate="onLoad">
            <text:p/>
          </draw:image>
        </draw:frame>
        <draw:frame draw:style-name="gr2" draw:text-style-name="P5" draw:layer="layout" svg:width="1.207cm" svg:height="1.207cm" svg:x="20.093cm" svg:y="14.792cm">
          <draw:image xlink:href="Pictures/1000020000000010000000106FD83235.gif" xlink:type="simple" xlink:show="embed" xlink:actuate="onLoad">
            <text:p/>
          </draw:image>
        </draw:frame>
        <draw:frame draw:style-name="gr2" draw:text-style-name="P5" draw:layer="layout" svg:width="1.207cm" svg:height="1.207cm" svg:x="23.793cm" svg:y="14.792cm">
          <draw:image xlink:href="Pictures/1000020000000010000000103AC92D2B.gif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9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Data flow</text:p>
          </draw:text-box>
        </draw:frame>
        <draw:frame draw:style-name="gr2" draw:text-style-name="P5" draw:layer="layout" svg:width="1.207cm" svg:height="1.208cm" svg:x="3cm" svg:y="6.292cm">
          <draw:image xlink:href="Pictures/1000020000000010000000107415E146.gif" xlink:type="simple" xlink:show="embed" xlink:actuate="onLoad">
            <text:p/>
          </draw:image>
        </draw:frame>
        <draw:frame draw:style-name="gr2" draw:text-style-name="P5" draw:layer="layout" svg:width="1.207cm" svg:height="1.208cm" svg:x="3cm" svg:y="8cm">
          <draw:image xlink:href="Pictures/100002000000001000000010BC462201.gif" xlink:type="simple" xlink:show="embed" xlink:actuate="onLoad">
            <text:p/>
          </draw:image>
        </draw:frame>
        <draw:frame draw:style-name="gr2" draw:text-style-name="P5" draw:layer="layout" svg:width="1.207cm" svg:height="1.208cm" svg:x="3cm" svg:y="9.792cm">
          <draw:image xlink:href="Pictures/100002000000001000000010FBC8CF66.gif" xlink:type="simple" xlink:show="embed" xlink:actuate="onLoad">
            <text:p/>
          </draw:image>
        </draw:frame>
        <draw:frame draw:style-name="gr2" draw:text-style-name="P5" draw:layer="layout" svg:width="1.207cm" svg:height="1.208cm" svg:x="3cm" svg:y="11.5cm">
          <draw:image xlink:href="Pictures/1000020000000010000000106FD83235.gif" xlink:type="simple" xlink:show="embed" xlink:actuate="onLoad">
            <text:p/>
          </draw:image>
        </draw:frame>
        <draw:frame draw:style-name="gr2" draw:text-style-name="P5" draw:layer="layout" svg:width="1.207cm" svg:height="1.208cm" svg:x="3cm" svg:y="13.292cm">
          <draw:image xlink:href="Pictures/100002000000001000000010A1AD9DE2.gif" xlink:type="simple" xlink:show="embed" xlink:actuate="onLoad">
            <text:p/>
          </draw:image>
        </draw:frame>
        <draw:frame draw:style-name="gr3" draw:text-style-name="P6" draw:layer="layout" svg:width="7cm" svg:height="1cm" svg:x="5cm" svg:y="6.5cm">
          <draw:text-box>
            <text:p>Output the file to read</text:p>
          </draw:text-box>
        </draw:frame>
        <draw:frame draw:style-name="gr4" draw:text-style-name="P6" draw:layer="layout" svg:width="5.5cm" svg:height="0.962cm" svg:x="5cm" svg:y="8.1cm">
          <draw:text-box>
            <text:p>Read the file</text:p>
          </draw:text-box>
        </draw:frame>
        <draw:frame draw:style-name="gr3" draw:text-style-name="P6" draw:layer="layout" svg:width="7.5cm" svg:height="1cm" svg:x="5cm" svg:y="10cm">
          <draw:text-box>
            <text:p>Set the class attribute</text:p>
          </draw:text-box>
        </draw:frame>
        <draw:frame draw:style-name="gr4" draw:text-style-name="P6" draw:layer="layout" svg:width="6cm" svg:height="0.962cm" svg:x="5cm" svg:y="11.7cm">
          <draw:text-box>
            <text:p>Apply filter</text:p>
          </draw:text-box>
        </draw:frame>
        <draw:frame draw:style-name="gr4" draw:text-style-name="P6" draw:layer="layout" svg:width="6cm" svg:height="0.962cm" svg:x="5cm" svg:y="13.4cm">
          <draw:text-box>
            <text:p>Display data</text:p>
          </draw:text-box>
        </draw:frame>
        <draw:frame draw:style-name="gr2" draw:text-style-name="P5" draw:layer="layout" svg:width="1.208cm" svg:height="1.208cm" svg:x="1.792cm" svg:y="4.392cm">
          <draw:image xlink:href="Pictures/1000020000000010000000102C10A857.gif" xlink:type="simple" xlink:show="embed" xlink:actuate="onLoad">
            <text:p/>
          </draw:image>
        </draw:frame>
        <draw:line draw:style-name="gr5" draw:text-style-name="P7" draw:layer="layout" svg:x1="2cm" svg:y1="6.5cm" svg:x2="2cm" svg:y2="14cm">
          <text:p/>
        </draw:line>
        <draw:frame draw:style-name="gr6" draw:text-style-name="P9" draw:layer="layout" svg:width="6.64cm" svg:height="3.338cm" svg:x="16.8cm" svg:y="8.5cm">
          <draw:text-box>
            <text:p text:style-name="P8"><text:span text:style-name="T2">Load dataset, </text:span></text:p>
            <text:p text:style-name="P8"><text:span text:style-name="T2">apply filter and</text:span></text:p>
            <text:p text:style-name="P8"><text:span text:style-name="T2">display dataset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ata flow (2)</text:p>
          </draw:text-box>
        </draw:frame>
        <draw:frame draw:style-name="gr2" draw:text-style-name="P5" draw:layer="layout" svg:width="1.207cm" svg:height="1.207cm" svg:x="2.193cm" svg:y="4.1cm">
          <draw:image xlink:href="Pictures/1000020000000010000000105CDCB473.gif" xlink:type="simple" xlink:show="embed" xlink:actuate="onLoad">
            <text:p/>
          </draw:image>
        </draw:frame>
        <draw:frame draw:style-name="gr2" draw:text-style-name="P5" draw:layer="layout" svg:width="1.208cm" svg:height="1.208cm" svg:x="2.292cm" svg:y="5.792cm">
          <draw:image xlink:href="Pictures/100002000000001000000010E7EA688F.gif" xlink:type="simple" xlink:show="embed" xlink:actuate="onLoad">
            <text:p/>
          </draw:image>
        </draw:frame>
        <draw:frame draw:style-name="gr2" draw:text-style-name="P5" draw:layer="layout" svg:width="1.207cm" svg:height="1.208cm" svg:x="3.5cm" svg:y="7.292cm">
          <draw:image xlink:href="Pictures/100002000000001000000010431ADE2B.gif" xlink:type="simple" xlink:show="embed" xlink:actuate="onLoad">
            <text:p/>
          </draw:image>
        </draw:frame>
        <draw:frame draw:style-name="gr2" draw:text-style-name="P5" draw:layer="layout" svg:width="1.207cm" svg:height="1.208cm" svg:x="4.793cm" svg:y="8.792cm">
          <draw:image xlink:href="Pictures/1000020000000010000000106F0F5B92.gif" xlink:type="simple" xlink:show="embed" xlink:actuate="onLoad">
            <text:p/>
          </draw:image>
        </draw:frame>
        <draw:frame draw:style-name="gr2" draw:text-style-name="P5" draw:layer="layout" svg:width="1.207cm" svg:height="1.208cm" svg:x="4.793cm" svg:y="10.292cm">
          <draw:image xlink:href="Pictures/100002000000001000000010C6BEFEA3.gif" xlink:type="simple" xlink:show="embed" xlink:actuate="onLoad">
            <text:p/>
          </draw:image>
        </draw:frame>
        <draw:frame draw:style-name="gr2" draw:text-style-name="P5" draw:layer="layout" svg:width="1.207cm" svg:height="1.208cm" svg:x="4.793cm" svg:y="11.792cm">
          <draw:image xlink:href="Pictures/1000020000000010000000106FFF1202.gif" xlink:type="simple" xlink:show="embed" xlink:actuate="onLoad">
            <text:p/>
          </draw:image>
        </draw:frame>
        <draw:frame draw:style-name="gr2" draw:text-style-name="P5" draw:layer="layout" svg:width="1.208cm" svg:height="1.208cm" svg:x="4.792cm" svg:y="13.292cm">
          <draw:image xlink:href="Pictures/100002000000001000000010302E65CF.gif" xlink:type="simple" xlink:show="embed" xlink:actuate="onLoad">
            <text:p/>
          </draw:image>
        </draw:frame>
        <draw:frame draw:style-name="gr2" draw:text-style-name="P5" draw:layer="layout" svg:width="1.207cm" svg:height="1.208cm" svg:x="3.5cm" svg:y="16.3cm">
          <draw:image xlink:href="Pictures/100002000000001000000010431ADE2B.gif" xlink:type="simple" xlink:show="embed" xlink:actuate="onLoad">
            <text:p/>
          </draw:image>
        </draw:frame>
        <draw:frame draw:style-name="gr2" draw:text-style-name="P5" draw:layer="layout" svg:width="1.207cm" svg:height="1.208cm" svg:x="4.794cm" svg:y="17.792cm">
          <draw:image xlink:href="Pictures/1000020000000010000000106F0F5B92.gif" xlink:type="simple" xlink:show="embed" xlink:actuate="onLoad">
            <text:p/>
          </draw:image>
        </draw:frame>
        <draw:line draw:style-name="gr5" draw:text-style-name="P7" draw:layer="layout" svg:x1="4cm" svg:y1="9cm" svg:x2="4cm" svg:y2="15.5cm">
          <text:p/>
        </draw:line>
        <draw:line draw:style-name="gr5" draw:text-style-name="P7" draw:layer="layout" svg:x1="4cm" svg:y1="18cm" svg:x2="4cm" svg:y2="20.475cm">
          <text:p/>
        </draw:line>
        <draw:line draw:style-name="gr5" draw:text-style-name="P7" draw:layer="layout" svg:x1="1.5cm" svg:y1="4cm" svg:x2="1.5cm" svg:y2="7.5cm">
          <text:p/>
        </draw:line>
        <draw:line draw:style-name="gr5" draw:text-style-name="P7" draw:layer="layout" svg:x1="1.5cm" svg:y1="7.975cm" svg:x2="3.5cm" svg:y2="8cm">
          <text:p/>
        </draw:line>
        <draw:line draw:style-name="gr5" draw:text-style-name="P7" draw:layer="layout" svg:x1="1.475cm" svg:y1="16.977cm" svg:x2="3.475cm" svg:y2="17.002cm">
          <text:p/>
        </draw:line>
        <draw:frame draw:style-name="gr3" draw:text-style-name="P6" draw:layer="layout" svg:width="7.5cm" svg:height="1cm" svg:x="4cm" svg:y="4.2cm">
          <draw:text-box>
            <text:p>Generate data stream</text:p>
          </draw:text-box>
        </draw:frame>
        <draw:frame draw:style-name="gr4" draw:text-style-name="P6" draw:layer="layout" svg:width="9cm" svg:height="0.962cm" svg:x="4.5cm" svg:y="6cm">
          <draw:text-box>
            <text:p>Feed data into branches</text:p>
          </draw:text-box>
        </draw:frame>
        <draw:frame draw:style-name="gr3" draw:text-style-name="P6" draw:layer="layout" svg:width="8cm" svg:height="1cm" svg:x="6cm" svg:y="7.5cm">
          <draw:text-box>
            <text:p>1<text:span text:style-name="T3">st</text:span> sequence of steps</text:p>
          </draw:text-box>
        </draw:frame>
        <draw:frame draw:style-name="gr7" draw:text-style-name="P6" draw:layer="layout" svg:width="7.5cm" svg:height="0.986cm" svg:x="6cm" svg:y="16.5cm">
          <draw:text-box>
            <text:p>2<text:span text:style-name="T3">nd</text:span> sequence of steps</text:p>
          </draw:text-box>
        </draw:frame>
        <draw:frame draw:style-name="gr7" draw:text-style-name="P6" draw:layer="layout" svg:width="8cm" svg:height="0.962cm" svg:x="6.5cm" svg:y="9cm">
          <draw:text-box>
            <text:p>Apply stream filter</text:p>
          </draw:text-box>
        </draw:frame>
        <draw:frame draw:style-name="gr4" draw:text-style-name="P6" draw:layer="layout" svg:width="7.5cm" svg:height="0.962cm" svg:x="6.5cm" svg:y="10.5cm">
          <draw:text-box>
            <text:p>Evaluate classifier</text:p>
          </draw:text-box>
        </draw:frame>
        <draw:frame draw:style-name="gr2" draw:text-style-name="P5" draw:layer="layout" svg:width="1.207cm" svg:height="1.207cm" svg:x="4.793cm" svg:y="14.793cm">
          <draw:image xlink:href="Pictures/1000020000000010000000103AC92D2B.gif" xlink:type="simple" xlink:show="embed" xlink:actuate="onLoad">
            <text:p/>
          </draw:image>
        </draw:frame>
        <draw:frame draw:style-name="gr3" draw:text-style-name="P6" draw:layer="layout" svg:width="9.5cm" svg:height="1cm" svg:x="6.5cm" svg:y="12cm">
          <draw:text-box>
            <text:p>Filter measurement of interest</text:p>
          </draw:text-box>
        </draw:frame>
        <draw:frame draw:style-name="gr4" draw:text-style-name="P6" draw:layer="layout" svg:width="9cm" svg:height="0.962cm" svg:x="6.5cm" svg:y="13.5cm">
          <draw:text-box>
            <text:p>Generate data for plot</text:p>
          </draw:text-box>
        </draw:frame>
        <draw:frame draw:style-name="gr3" draw:text-style-name="P6" draw:layer="layout" svg:width="9cm" svg:height="1cm" svg:x="6.5cm" svg:y="18cm">
          <draw:text-box>
            <text:p>Apply different stream filter</text:p>
          </draw:text-box>
        </draw:frame>
        <draw:frame draw:style-name="gr4" draw:text-style-name="P6" draw:layer="layout" svg:width="7.5cm" svg:height="0.962cm" svg:x="6.5cm" svg:y="15cm">
          <draw:text-box>
            <text:p>Plot</text:p>
          </draw:text-box>
        </draw:frame>
        <draw:frame draw:style-name="gr8" draw:text-style-name="P11" draw:layer="layout" svg:width="10cm" svg:height="4.5cm" svg:x="17.5cm" svg:y="8.5cm">
          <draw:text-box>
            <text:p text:style-name="P10"><text:span text:style-name="T4">Filter data stream in two separate branches with different filters, evaluate classifier and plot metric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ata flow (3)</text:p>
          </draw:text-box>
        </draw:frame>
        <draw:frame draw:style-name="gr2" draw:text-style-name="P5" draw:layer="layout" svg:width="1.208cm" svg:height="1.208cm" svg:x="2.792cm" svg:y="4.292cm">
          <draw:image xlink:href="Pictures/100002000000001000000010A25BB826.gif" xlink:type="simple" xlink:show="embed" xlink:actuate="onLoad">
            <text:p/>
          </draw:image>
        </draw:frame>
        <draw:frame draw:style-name="gr2" draw:text-style-name="P5" draw:layer="layout" svg:width="1.207cm" svg:height="1.207cm" svg:x="4cm" svg:y="5.793cm">
          <draw:image xlink:href="Pictures/1000020000000010000000103AC92D2B.gif" xlink:type="simple" xlink:show="embed" xlink:actuate="onLoad">
            <text:p/>
          </draw:image>
        </draw:frame>
        <draw:frame draw:style-name="gr2" draw:text-style-name="P5" draw:layer="layout" svg:width="1.208cm" svg:height="1.208cm" svg:x="4cm" svg:y="9.292cm">
          <draw:image xlink:href="Pictures/100002000000001000000010302E65CF.gif" xlink:type="simple" xlink:show="embed" xlink:actuate="onLoad">
            <text:p/>
          </draw:image>
        </draw:frame>
        <draw:frame draw:style-name="gr2" draw:text-style-name="P5" draw:layer="layout" svg:width="1.208cm" svg:height="1.208cm" svg:x="4cm" svg:y="10.792cm">
          <draw:image xlink:href="Pictures/10000200000000100000001013AC642F.gif" xlink:type="simple" xlink:show="embed" xlink:actuate="onLoad">
            <text:p/>
          </draw:image>
        </draw:frame>
        <draw:frame draw:style-name="gr2" draw:text-style-name="P5" draw:layer="layout" svg:width="1.208cm" svg:height="1.208cm" svg:x="4cm" svg:y="14.292cm">
          <draw:image xlink:href="Pictures/100002000000001000000010302E65CF.gif" xlink:type="simple" xlink:show="embed" xlink:actuate="onLoad">
            <text:p/>
          </draw:image>
        </draw:frame>
        <draw:frame draw:style-name="gr2" draw:text-style-name="P5" draw:layer="layout" svg:width="1.208cm" svg:height="1.208cm" svg:x="4cm" svg:y="15.792cm">
          <draw:image xlink:href="Pictures/10000200000000100000001013AC642F.gif" xlink:type="simple" xlink:show="embed" xlink:actuate="onLoad">
            <text:p/>
          </draw:image>
        </draw:frame>
        <draw:frame draw:style-name="gr4" draw:text-style-name="P6" draw:layer="layout" svg:width="2cm" svg:height="0.962cm" svg:x="3cm" svg:y="7.4cm">
          <draw:text-box>
            <text:p>...</text:p>
          </draw:text-box>
        </draw:frame>
        <draw:frame draw:style-name="gr4" draw:text-style-name="P6" draw:layer="layout" svg:width="2cm" svg:height="0.962cm" svg:x="3cm" svg:y="12.5cm">
          <draw:text-box>
            <text:p>...</text:p>
          </draw:text-box>
        </draw:frame>
        <draw:frame draw:style-name="gr6" draw:text-style-name="P6" draw:layer="layout" svg:width="16.703cm" svg:height="0.962cm" svg:x="4.369cm" svg:y="4.5cm">
          <draw:text-box>
            <text:p text:style-name="P8">groups actors accessible via their name (“callable actors”)</text:p>
          </draw:text-box>
        </draw:frame>
        <draw:frame draw:style-name="gr7" draw:text-style-name="P6" xml:id="id2" draw:id="id2" draw:layer="layout" svg:width="4.5cm" svg:height="0.962cm" svg:x="6cm" svg:y="6cm">
          <draw:text-box>
            <text:p>combined plot</text:p>
          </draw:text-box>
        </draw:frame>
        <draw:frame draw:style-name="gr3" draw:text-style-name="P6" draw:layer="layout" svg:width="10cm" svg:height="1cm" svg:x="6cm" svg:y="9.5cm">
          <draw:text-box>
            <text:p>1<text:span text:style-name="T3">st</text:span> evaluation: create plotting data</text:p>
          </draw:text-box>
        </draw:frame>
        <draw:frame draw:style-name="gr7" draw:text-style-name="P6" xml:id="id1" draw:id="id1" draw:layer="layout" svg:width="10cm" svg:height="0.962cm" svg:x="6cm" svg:y="10.9cm">
          <draw:text-box>
            <text:p>Pump data into referenced plot</text:p>
          </draw:text-box>
        </draw:frame>
        <draw:frame draw:style-name="gr3" draw:text-style-name="P6" draw:layer="layout" svg:width="11.5cm" svg:height="1cm" svg:x="6cm" svg:y="14.5cm">
          <draw:text-box>
            <text:p>2<text:span text:style-name="T3">nd</text:span> evaluation: create plotting data</text:p>
          </draw:text-box>
        </draw:frame>
        <draw:frame draw:style-name="gr4" draw:text-style-name="P6" xml:id="id3" draw:id="id3" draw:layer="layout" svg:width="10cm" svg:height="0.962cm" svg:x="6cm" svg:y="15.9cm">
          <draw:text-box>
            <text:p>Pump data into referenced plot</text:p>
          </draw:text-box>
        </draw:frame>
        <draw:connector draw:style-name="gr5" draw:text-style-name="P7" draw:layer="layout" svg:x1="16cm" svg:y1="11.381cm" svg:x2="10.5cm" svg:y2="6.481cm" draw:start-shape="id1" draw:start-glue-point="1" draw:end-shape="id2" draw:end-glue-point="1" svg:d="M16000 11381h500v-4900h-6000" svg:viewBox="0 0 6001 4901">
          <text:p/>
        </draw:connector>
        <draw:connector draw:style-name="gr5" draw:text-style-name="P7" draw:layer="layout" svg:x1="16cm" svg:y1="16.381cm" svg:x2="10.5cm" svg:y2="6.481cm" draw:start-shape="id3" draw:start-glue-point="1" draw:end-shape="id2" draw:end-glue-point="1" svg:d="M16000 16381h500v-9900h-6000" svg:viewBox="0 0 6001 9901">
          <text:p/>
        </draw:connector>
        <draw:line draw:style-name="gr5" draw:text-style-name="P7" draw:layer="layout" svg:x1="3.5cm" svg:y1="8.5cm" svg:x2="3.5cm" svg:y2="11.5cm">
          <text:p/>
        </draw:line>
        <draw:line draw:style-name="gr5" draw:text-style-name="P7" draw:layer="layout" svg:x1="3.5cm" svg:y1="13.475cm" svg:x2="3.5cm" svg:y2="16.475cm">
          <text:p/>
        </draw:line>
        <draw:frame draw:style-name="gr8" draw:text-style-name="P11" draw:layer="layout" svg:width="9cm" svg:height="4.5cm" svg:x="18.5cm" svg:y="8.5cm">
          <draw:text-box>
            <text:p text:style-name="P10"><text:span text:style-name="T4">Generate combined plot of two evaluations by using “callable actors” functionality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Research (demos)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3">
              <text:list-item>
                <text:p>Compare two MOA classifiers (drift)</text:p>
              </text:list-item>
              <text:list-item>
                <text:p>Compare MOA classifier on different streams</text:p>
              </text:list-item>
              <text:list-item>
                <text:p>Track a mouse in video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ndustry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3">
              <text:list-item>
                <text:p>BLGG environmental lab in NL</text:p>
              </text:list-item>
              <text:list-item>
                <text:p>Spectral analysis</text:p>
              </text:list-item>
              <text:list-item>
                <text:p>In operation since 2006</text:p>
              </text:list-item>
              <text:list-item>
                <text:p>Predictive modelling: soil, plant (~250 models)</text:p>
              </text:list-item>
              <text:list-item>
                <text:p>1,000 to 3,000 samples per day</text:p>
              </text:list-item>
              <text:list-item>
                <text:p>Savings</text:p>
                <text:list>
                  <text:list-item>
                    <text:p>USD 18 million to USD 33 million per year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Arial2" svg:font-family="Arial" style:font-adornments="Norm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3" svg:font-family="Arial" style:font-adornments="Normal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imple-background" style:family="presentation">
      <style:graphic-properties draw:stroke="none" draw:fill="solid" draw:fill-color="#ffffff" draw:fill-image-width="0cm" draw:fill-image-height="0cm"/>
      <style:text-properties style:letter-kerning="true"/>
    </style:style>
    <style:style style:name="simple-backgroundobjects" style:family="presentation">
      <style:graphic-properties draw:shadow="hidden" draw:shadow-offset-x="0.3cm" draw:shadow-offset-y="0.3cm" draw:shadow-color="#808080"/>
      <style:text-properties style:use-window-font-color="true" style:font-name="Arial3" fo:font-family="Arial" style:font-style-name="Normal" style:font-family-generic="swiss" style:font-pitch="variable" fo:font-size="22pt" style:letter-kerning="true"/>
    </style:style>
    <style:style style:name="simpl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mple-outline1" style:family="presentation">
      <style:graphic-properties draw:stroke="none" draw:fill="none" draw:auto-grow-height="false" draw:fit-to-size="false">
        <text:list-style style:name="simp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-outline2" style:family="presentation" style:parent-style-name="simple-outline1">
      <style:paragraph-properties fo:margin-top="0cm" fo:margin-bottom="0.4cm"/>
      <style:text-properties fo:font-size="28pt" style:font-size-asian="28pt" style:font-size-complex="28pt"/>
    </style:style>
    <style:style style:name="simple-outline3" style:family="presentation" style:parent-style-name="simple-outline2">
      <style:paragraph-properties fo:margin-top="0cm" fo:margin-bottom="0.3cm"/>
      <style:text-properties fo:font-size="24pt" style:font-size-asian="24pt" style:font-size-complex="24pt"/>
    </style:style>
    <style:style style:name="simple-outline4" style:family="presentation" style:parent-style-name="simple-outline3">
      <style:paragraph-properties fo:margin-top="0cm" fo:margin-bottom="0.2cm"/>
      <style:text-properties fo:font-size="20pt" style:font-size-asian="20pt" style:font-size-complex="20pt"/>
    </style:style>
    <style:style style:name="simple-outline5" style:family="presentation" style:parent-style-name="simple-outline4">
      <style:paragraph-properties fo:margin-top="0cm" fo:margin-bottom="0.1cm"/>
      <style:text-properties fo:font-size="20pt" style:font-size-asian="20pt" style:font-size-complex="20pt"/>
    </style:style>
    <style:style style:name="simple-outline6" style:family="presentation" style:parent-style-name="simple-outline5">
      <style:paragraph-properties fo:margin-top="0cm" fo:margin-bottom="0.1cm"/>
      <style:text-properties fo:font-size="20pt" style:font-size-asian="20pt" style:font-size-complex="20pt"/>
    </style:style>
    <style:style style:name="simple-outline7" style:family="presentation" style:parent-style-name="simple-outline6">
      <style:paragraph-properties fo:margin-top="0cm" fo:margin-bottom="0.1cm"/>
      <style:text-properties fo:font-size="20pt" style:font-size-asian="20pt" style:font-size-complex="20pt"/>
    </style:style>
    <style:style style:name="simple-outline8" style:family="presentation" style:parent-style-name="simple-outline7">
      <style:paragraph-properties fo:margin-top="0cm" fo:margin-bottom="0.1cm"/>
      <style:text-properties fo:font-size="20pt" style:font-size-asian="20pt" style:font-size-complex="20pt"/>
    </style:style>
    <style:style style:name="simple-outline9" style:family="presentation" style:parent-style-name="simple-outline8">
      <style:paragraph-properties fo:margin-top="0cm" fo:margin-bottom="0.1cm"/>
      <style:text-properties fo:font-size="20pt" style:font-size-asian="20pt" style:font-size-complex="20pt"/>
    </style:style>
    <style:style style:name="simple-subtitle" style:family="presentation">
      <style:graphic-properties draw:stroke="none" draw:fill="none" draw:textarea-vertical-align="middle">
        <text:list-style style:name="simpl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-title" style:family="presentation">
      <style:graphic-properties draw:stroke="none" svg:stroke-color="#c0c0c0" draw:fill="none" draw:textarea-vertical-align="middle">
        <text:list-style style:name="simpl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808080" style:text-outline="false" style:text-line-through-style="none" style:text-line-through-type="none" style:font-name="Arial" fo:font-family="Arial" style:font-family-generic="roman" style:font-pitch="variable" fo:font-size="44pt" fo:font-style="normal" fo:text-shadow="1pt 1pt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 draw:fill-image-width="0cm" draw:fill-image-height="0cm"/>
      <style:text-properties style:letter-kerning="tru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  <style:text-properties style:use-window-font-color="true" style:font-name="Arial3" fo:font-family="Arial" style:font-style-name="Normal" style:font-family-generic="swiss" style:font-pitch="variable" fo:font-size="22pt"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ffffff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ffffff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ffffff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textarea-horizontal-align="center" draw:textarea-vertical-align="middle"/>
    </style:style>
    <style:style style:name="Mpr1" style:family="presentation" style:parent-style-name="simple-backgroundobjects">
      <style:graphic-properties draw:stroke="none" draw:fill="none" draw:fill-color="#ffffff" draw:auto-grow-height="false" fo:min-height="1.449cm"/>
    </style:style>
    <style:style style:name="Mpr2" style:family="presentation" style:parent-style-name="simp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simp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Arial1" fo:font-size="12pt" style:font-size-asian="12pt" style:font-size-complex="12pt"/>
    </style:style>
    <style:style style:name="MT3" style:family="text">
      <style:text-properties style:font-name="Arial1" fo:font-size="12pt" fo:language="en" fo:country="US" style:font-size-asian="12pt" style:language-asian="en" style:country-asian="US" style:font-size-complex="12pt" style:language-complex="en" style:country-complex="US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imple" style:page-layout-name="PM1" draw:style-name="Mdp1">
      <office:forms form:automatic-focus="false" form:apply-design-mode="false"/>
      <draw:frame draw:style-name="Mgr3" draw:text-style-name="MP5" draw:layer="backgroundobjects" svg:width="6.607cm" svg:height="2.978cm" svg:x="20.8cm" svg:y="0.42cm">
        <draw:image xlink:href="Pictures/10000000000000F40000006E5EEE93D4.gif" xlink:type="simple" xlink:show="embed" xlink:actuate="onLoad">
          <text:p/>
        </draw:image>
      </draw:frame>
      <draw:frame presentation:style-name="simple-title" draw:layer="backgroundobjects" svg:width="25.199cm" svg:height="3.506cm" svg:x="1.6cm" svg:y="5.537cm" presentation:class="title" presentation:placeholder="true">
        <draw:text-box/>
      </draw:frame>
      <draw:frame presentation:style-name="simple-outline1" draw:layer="backgroundobjects" svg:width="25.199cm" svg:height="12.18cm" svg:x="1.6cm" svg:y="9.5cm" presentation:class="outline" presentation:placeholder="true">
        <draw:text-box/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2"><presentation:footer/></text:span></text:p>
        </draw:text-box>
      </draw:frame>
      <presentation:notes style:page-layout-name="PM0">
        <office:forms form:automatic-focus="false" form:apply-design-mode="false"/>
        <draw:page-thumbnail presentation:style-name="simple-title" draw:layer="backgroundobjects" svg:width="14.848cm" svg:height="11.136cm" svg:x="3.075cm" svg:y="2.257cm" presentation:class="page"/>
        <draw:frame presentation:style-name="simp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office:forms form:automatic-focus="false" form:apply-design-mode="false"/>
      <draw:frame draw:style-name="Mgr3" draw:text-style-name="MP5" draw:layer="backgroundobjects" svg:width="6.607cm" svg:height="2.978cm" svg:x="20.801cm" svg:y="0.42cm">
        <draw:image xlink:href="Pictures/10000000000000F40000006E5EEE93D4.gif" xlink:type="simple" xlink:show="embed" xlink:actuate="onLoad">
          <text:p/>
        </draw:image>
      </draw:frame>
      <draw:frame presentation:style-name="Default_20_1-title" draw:layer="backgroundobjects" svg:width="25.199cm" svg:height="3.506cm" svg:x="1.4cm" svg:y="0.837cm" presentation:class="title" presentation:placeholder="true">
        <draw:text-box/>
      </draw:frame>
      <draw:frame presentation:style-name="Default_20_1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3"><presentation:date-time/></text:span></text:p>
        </draw:text-box>
      </draw:frame>
      <draw:frame presentation:style-name="Mpr4" draw:text-style-name="MP7" draw:layer="backgroundobjects" svg:width="8.875cm" svg:height="1.448cm" svg:x="9.576cm" svg:y="19.131cm" presentation:class="footer">
        <draw:text-box>
          <text:p text:style-name="MP6"><text:span text:style-name="MT2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2"><text:page-number>&lt;number&gt;</text:page-number></text:span><text:span text:style-name="MT2"> of </text:span><text:span text:style-name="MT2"><text:page-count>8</text:page-count></text:span></text:p>
        </draw:text-box>
      </draw:frame>
      <draw:line draw:style-name="Mgr4" draw:text-style-name="MP8" draw:layer="backgroundobjects" svg:x1="1.5cm" svg:y1="3.5cm" svg:x2="27cm" svg:y2="3.5cm">
        <text:p/>
      </draw:line>
      <presentation:notes style:page-layout-name="PM0">
        <office:forms form:automatic-focus="false" form:apply-design-mode="false"/>
        <draw:page-thumbnail presentation:style-name="Default_20_1-title" draw:layer="backgroundobjects" svg:width="14.848cm" svg:height="11.136cm" svg:x="3.075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04T12:00:39.573467470</meta:creation-date>
    <meta:editing-duration>P0D</meta:editing-duration>
    <meta:editing-cycles>1</meta:editing-cycles>
    <meta:generator>LibreOffice/4.4.4.3$Linux_X86_64 LibreOffice_project/2c39ebcf046445232b798108aa8a7e7d89552ea8</meta:generator>
    <meta:document-statistic meta:object-count="124"/>
  </office:meta>
</office:document-meta>
</file>